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3c33" officeooo:paragraph-rsid="001c3c33"/>
    </style:style>
    <style:style style:name="T1" style:family="text">
      <style:text-properties officeooo:rsid="001cff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neme <text:span text:style-name="T1">bugun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2T18:51:41.378000000</dc:date>
    <meta:editing-duration>PT16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" meta:word-count="2" meta:character-count="13" meta:non-whitespace-character-count="11"/>
  </office:meta>
</office:document-meta>
</file>